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91.3pt" svg:y="31.63pt">
            <draw:object draw:notify-on-update-of-ranges="Sheet1.A1:Sheet1.A1 Sheet1.A2:Sheet1.A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float" office:value="101.22" calcext:value-type="float">
            <text:p>101.22</text:p>
          </table:table-cell>
        </table:table-row>
        <table:table-row table:style-name="ro1">
          <table:table-cell office:value-type="float" office:value="168.28" calcext:value-type="float">
            <text:p>168.28</text:p>
          </table:table-cell>
        </table:table-row>
        <table:table-row table:style-name="ro1">
          <table:table-cell office:value-type="float" office:value="163.21" calcext:value-type="float">
            <text:p>163.21</text:p>
          </table:table-cell>
        </table:table-row>
        <table:table-row table:style-name="ro1">
          <table:table-cell office:value-type="float" office:value="190.31" calcext:value-type="float">
            <text:p>190.31</text:p>
          </table:table-cell>
        </table:table-row>
        <table:table-row table:style-name="ro1">
          <table:table-cell office:value-type="float" office:value="141.51" calcext:value-type="float">
            <text:p>141.51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</table:table-row>
        <table:table-row table:style-name="ro1">
          <table:table-cell office:value-type="float" office:value="139.95" calcext:value-type="float">
            <text:p>139.95</text:p>
          </table:table-cell>
        </table:table-row>
        <table:table-row table:style-name="ro1">
          <table:table-cell office:value-type="float" office:value="240.06" calcext:value-type="float">
            <text:p>240.06</text:p>
          </table:table-cell>
        </table:table-row>
        <table:table-row table:style-name="ro1">
          <table:table-cell office:value-type="float" office:value="113.37" calcext:value-type="float">
            <text:p>113.37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39.09" calcext:value-type="float">
            <text:p>39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32:54.908685274</meta:creation-date>
    <dc:date>2018-04-24T15:42:37.275438327</dc:date>
    <meta:editing-duration>PT9M44S</meta:editing-duration>
    <meta:editing-cycles>2</meta:editing-cycles>
    <meta:generator>LibreOffice/5.4.6.2$Linux_X86_64 LibreOffice_project/4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44cm" svg:y="0.316cm" chart:style-name="ch2">
          <text:p>Lux Levels</text:p>
        </chart:title>
        <chart:plot-area chart:style-name="ch3" table:cell-range-address="Sheet1.A1:Sheet1.A30" chart:data-source-has-labels="row" svg:x="0.319cm" svg:y="1.275cm" svg:width="15.36cm" svg:height="7.55cm">
          <chartooo:coordinate-region svg:x="1.126cm" svg:y="1.474cm" svg:width="14.366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0" chart:label-cell-address="Sheet1.A1:Sheet1.A1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22">
                <text:p>101.22</text:p>
                <draw:g>
                  <svg:desc>Sheet1.A2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.28">
                <text:p>168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21">
                <text:p>163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31">
                <text:p>19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.51">
                <text:p>14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.06">
                <text:p>240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37">
                <text:p>113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09">
                <text:p>39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